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1b2055" officeooo:paragraph-rsid="001b205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b8fc7" officeooo:paragraph-rsid="002b8fc7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99b4c" officeooo:paragraph-rsid="00299b4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b8fc7" officeooo:paragraph-rsid="002b8fc7"/>
    </style:style>
    <style:style style:name="T1" style:family="text">
      <style:text-properties officeooo:rsid="001c188a"/>
    </style:style>
    <style:style style:name="T2" style:family="text">
      <style:text-properties officeooo:rsid="00213d7a"/>
    </style:style>
    <style:style style:name="T3" style:family="text">
      <style:text-properties officeooo:rsid="00256a73"/>
    </style:style>
    <style:style style:name="T4" style:family="text">
      <style:text-properties style:text-line-through-style="none" style:text-line-through-type="none" style:font-name="DejaVu Sans Condensed"/>
    </style:style>
    <style:style style:name="T5" style:family="text">
      <style:text-properties style:text-line-through-style="none" style:text-line-through-type="none" style:font-name="DejaVu Sans Condensed" officeooo:rsid="002b8fc7"/>
    </style:style>
    <style:style style:name="T6" style:family="text">
      <style:text-properties officeooo:rsid="002d5e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6</text:span><text:span text:style-name="T3">0</text:span><text:span text:style-name="T2">1</text:span><text:span text:style-name="T1"> - </text:span>Notes, Quirks, and Trivia</text:p>
      <text:p text:style-name="P2"/>
      <text:list xml:id="list4119418565" text:style-name="L1">
        <text:list-item>
          <text:p text:style-name="P3">Variants:</text:p>
          <text:list>
            <text:list-item>
              <text:p text:style-name="P3">F1C - All-weather interceptor, with some ground attack capability. <text:s/>No air refuel.</text:p>
            </text:list-item>
            <text:list-item>
              <text:p text:style-name="P5"><text:span text:style-name="T5">F</text:span><text:span text:style-name="T4">1B - Two-seat version of F1C. <text:s/>No internal cannon, less fuel, more weight, otherwise same capabilities.</text:span></text:p>
            </text:list-item>
            <text:list-item>
              <text:p text:style-name="P3">F1E - Multi-role and ground attack, improved navigation suite. Can air refuel.</text:p>
            </text:list-item>
            <text:list-item>
              <text:p text:style-name="P3">F1M - Modernized (1997-2001) version of F1C and F1E, 1x MFD, new HUD, GPS nav, other improvements. <text:s/>Can air refuel.</text:p>
            </text:list-item>
          </text:list>
        </text:list-item>
        <text:list-item>
          <text:p text:style-name="P4">Mirage F1CE does not have:</text:p>
          <text:list>
            <text:list-item>
              <text:p text:style-name="P4">radar altimeter</text:p>
            </text:list-item>
            <text:list-item>
              <text:p text:style-name="P4">any kind of INS or doppler nav system</text:p>
            </text:list-item>
            <text:list-item>
              <text:p text:style-name="P4">CCIP, CCRP, or other computerized bomb release system</text:p>
            </text:list-item>
            <text:list-item>
              <text:p text:style-name="P4">Velocity vector, except with HUD in landing mode<text:span text:style-name="T6">, and then it's vertical-axis onl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8T09:53:36.401000000</dc:date>
    <meta:editing-duration>PT4H40M52S</meta:editing-duration>
    <meta:editing-cycles>3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113" meta:character-count="642" meta:non-whitespace-character-count="547"/>
  </office:meta>
</office:document-meta>
</file>